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9424in" table:align="left"/>
    </style:style>
    <style:style style:name="Table1.A" style:family="table-column">
      <style:table-column-properties style:column-width="2.1069in"/>
    </style:style>
    <style:style style:name="Table1.B" style:family="table-column">
      <style:table-column-properties style:column-width="0.5382in"/>
    </style:style>
    <style:style style:name="Table1.C" style:family="table-column">
      <style:table-column-properties style:column-width="2.2972in"/>
    </style:style>
    <style:style style:name="Table1.A1" style:family="table-cell">
      <style:table-cell-properties style:vertical-align="middle" fo:padding="0.0194in" fo:border="none"/>
    </style:style>
    <style:style style:name="P1" style:family="paragraph" style:parent-style-name="Heading_20_1">
      <style:paragraph-properties fo:text-align="center" style:justify-single-word="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2"/>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list-style-name="L13"/>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4"/>
    <style:style style:name="P29" style:family="paragraph" style:parent-style-name="Text_20_body" style:list-style-name="L14">
      <style:paragraph-properties fo:margin-top="0in" fo:margin-bottom="0in" style:contextual-spacing="false"/>
    </style:style>
    <style:style style:name="P30" style:family="paragraph" style:parent-style-name="Text_20_body" style:list-style-name="L15"/>
    <style:style style:name="P31" style:family="paragraph" style:parent-style-name="Text_20_body" style:list-style-name="L15">
      <style:paragraph-properties fo:margin-top="0in" fo:margin-bottom="0in" style:contextual-spacing="false"/>
    </style:style>
    <style:style style:name="P32" style:family="paragraph" style:parent-style-name="Text_20_body" style:list-style-name="L16"/>
    <style:style style:name="P33" style:family="paragraph" style:parent-style-name="Text_20_body" style:list-style-name="L16">
      <style:paragraph-properties fo:margin-top="0in" fo:margin-bottom="0in" style:contextual-spacing="false"/>
    </style:style>
    <style:style style:name="P34" style:family="paragraph" style:parent-style-name="Text_20_body" style:list-style-name="L17"/>
    <style:style style:name="P35" style:family="paragraph" style:parent-style-name="Text_20_body" style:list-style-name="L17">
      <style:paragraph-properties fo:margin-top="0in" fo:margin-bottom="0in" style:contextual-spacing="false"/>
    </style:style>
    <style:style style:name="P36" style:family="paragraph" style:parent-style-name="Text_20_body" style:list-style-name="L18"/>
    <style:style style:name="P37" style:family="paragraph" style:parent-style-name="Text_20_body" style:list-style-name="L18">
      <style:paragraph-properties fo:margin-top="0in" fo:margin-bottom="0in" style:contextual-spacing="false"/>
    </style:style>
    <style:style style:name="P38" style:family="paragraph" style:parent-style-name="Text_20_body" style:list-style-name="L19"/>
    <style:style style:name="P39" style:family="paragraph" style:parent-style-name="Text_20_body" style:list-style-name="L19">
      <style:paragraph-properties fo:margin-top="0in" fo:margin-bottom="0in" style:contextual-spacing="false"/>
    </style:style>
    <style:style style:name="P40" style:family="paragraph" style:parent-style-name="Text_20_body" style:list-style-name="L20"/>
    <style:style style:name="P41" style:family="paragraph" style:parent-style-name="Text_20_body" style:list-style-name="L20">
      <style:paragraph-properties fo:margin-top="0in" fo:margin-bottom="0in" style:contextual-spacing="false"/>
    </style:style>
    <style:style style:name="P42" style:family="paragraph" style:parent-style-name="Text_20_body" style:list-style-name="L21"/>
    <style:style style:name="P43" style:family="paragraph" style:parent-style-name="Text_20_body" style:list-style-name="L21">
      <style:paragraph-properties fo:margin-top="0in" fo:margin-bottom="0in" style:contextual-spacing="false"/>
    </style:style>
    <style:style style:name="P44" style:family="paragraph" style:parent-style-name="Text_20_body" style:list-style-name="L22"/>
    <style:style style:name="P45" style:family="paragraph" style:parent-style-name="Text_20_body" style:list-style-name="L22">
      <style:paragraph-properties fo:margin-top="0in" fo:margin-bottom="0in" style:contextual-spacing="false"/>
    </style:style>
    <style:style style:name="P46" style:family="paragraph" style:parent-style-name="Text_20_body" style:list-style-name="L23"/>
    <style:style style:name="P47" style:family="paragraph" style:parent-style-name="Text_20_body" style:list-style-name="L23">
      <style:paragraph-properties fo:margin-top="0in" fo:margin-bottom="0in" style:contextual-spacing="false"/>
    </style:style>
    <style:style style:name="P48" style:family="paragraph" style:parent-style-name="Text_20_body" style:list-style-name="L24"/>
    <style:style style:name="P49" style:family="paragraph" style:parent-style-name="Text_20_body" style:list-style-name="L24">
      <style:paragraph-properties fo:margin-top="0in" fo:margin-bottom="0in" style:contextual-spacing="false"/>
    </style:style>
    <style:style style:name="P50" style:family="paragraph" style:parent-style-name="Text_20_body" style:list-style-name="L25"/>
    <style:style style:name="P51" style:family="paragraph" style:parent-style-name="Text_20_body" style:list-style-name="L25">
      <style:paragraph-properties fo:margin-top="0in" fo:margin-bottom="0in" style:contextual-spacing="false"/>
    </style:style>
    <style:style style:name="P52" style:family="paragraph">
      <style:paragraph-properties fo:text-align="start"/>
      <style:text-properties style:text-line-through-style="none" style:text-line-through-type="none" fo:font-style="normal" style:text-underline-style="none"/>
    </style:style>
    <style:style style:name="P53" style:family="paragraph">
      <style:paragraph-properties fo:text-align="start"/>
    </style:style>
    <style:style style:name="T1"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wrap="run-through" style:number-wrapped-paragraphs="no-limit" style:vertical-pos="middle" style:vertical-rel="line" style:horizontal-pos="from-left" style:horizontal-rel="paragraph"/>
    </style:style>
    <style:style style:name="gr2" style:family="graphic">
      <style:graphic-properties draw:textarea-vertical-align="middle" style:wrap="run-through" style:number-wrapped-paragraphs="no-limit" style:vertical-pos="middle" style:vertical-rel="line"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heck Box 1" form:control-implementation="ooo:com.sun.star.form.component.CheckBox" xml:id="control1" form:id="control1"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 form:id="control2"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3" form:id="control3"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 form:control-implementation="ooo:com.sun.star.form.component.CheckBox" xml:id="control4" form:id="control4"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 form:control-implementation="ooo:com.sun.star.form.component.CheckBox" xml:id="control5" form:id="control5"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 form:control-implementation="ooo:com.sun.star.form.component.CheckBox" xml:id="control6" form:id="control6"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 form:control-implementation="ooo:com.sun.star.form.component.CheckBox" xml:id="control7" form:id="control7"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 form:control-implementation="ooo:com.sun.star.form.component.CheckBox" xml:id="control8" form:id="control8"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 form:control-implementation="ooo:com.sun.star.form.component.CheckBox" xml:id="control9" form:id="control9"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 form:control-implementation="ooo:com.sun.star.form.component.CheckBox" xml:id="control10" form:id="control10"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 form:control-implementation="ooo:com.sun.star.form.component.CheckBox" xml:id="control11" form:id="control11"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 form:control-implementation="ooo:com.sun.star.form.component.CheckBox" xml:id="control12" form:id="control12"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 form:control-implementation="ooo:com.sun.star.form.component.CheckBox" xml:id="control13" form:id="control13"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4" form:control-implementation="ooo:com.sun.star.form.component.CheckBox" xml:id="control14" form:id="control14"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5" form:control-implementation="ooo:com.sun.star.form.component.CheckBox" xml:id="control15" form:id="control15"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6" form:control-implementation="ooo:com.sun.star.form.component.CheckBox" xml:id="control16" form:id="control16"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17" form:id="control17"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18" form:id="control18"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9" form:id="control19"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1"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4" form:control-implementation="ooo:com.sun.star.form.component.TextField" xml:id="control23" form:id="control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5"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Text Box 6"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7"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8"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9"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Text Box 10"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1"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Your First Circle Meeting</text:h>
      <text:h text:style-name="Heading_20_2" text:outline-level="2">Facilitation Guide for Community Work Teams</text:h>
      <text:p text:style-name="Quotations"><text:span text:style-name="Emphasis">"In a circle, everyone is equal, everyone can see each other, and everyone has a voice."</text:span><text:line-break/>— Traditional Indigenous Teaching</text:p>
      <text:p text:style-name="Text_20_body"><text:span text:style-name="Strong_20_Emphasis">Welcome, facilitator!</text:span> This guide will help you lead your team's first official meeting with confidence. Remember: you're not here to control the discussion, but to help everyone participate and ensure you accomplish your goals together.</text:p>
      <text:p text:style-name="Horizontal_20_Line"/>
      <text:h text:style-name="Heading_20_2" text:outline-level="2">Before the Meeting: Preparation (15 minutes)</text:h>
      <text:h text:style-name="Heading_20_3" text:outline-level="3">Materials You'll Need:</text:h>
      <text:list xml:id="list2915175383" text:style-name="L1">
        <text:list-item>
          <text:p text:style-name="P3"><draw:control text:anchor-type="as-char" draw:z-index="0" draw:name="Control 1" draw:style-name="gr2" draw:text-style-name="P53" svg:width="0.1567in" svg:height="0.1461in" draw:control="control1"/><text:s/>Copies of your draft Charter for everyone </text:p>
        </text:list-item>
        <text:list-item>
          <text:p text:style-name="P3"><draw:control text:anchor-type="as-char" draw:z-index="1" draw:name="Control 2" draw:style-name="gr2" draw:text-style-name="P53" svg:width="0.1567in" svg:height="0.1358in" draw:control="control2"/><text:s/>Pens/pencils for each person </text:p>
        </text:list-item>
        <text:list-item>
          <text:p text:style-name="P3"><draw:control text:anchor-type="as-char" draw:z-index="2" draw:name="Control 3" draw:style-name="gr2" draw:text-style-name="P53" svg:width="0.1669in" svg:height="0.1252in" draw:control="control3"/><text:s/>Large paper or whiteboard (optional, but helpful) </text:p>
        </text:list-item>
        <text:list-item>
          <text:p text:style-name="P3"><draw:control text:anchor-type="as-char" draw:z-index="3" draw:name="Control 4" draw:style-name="gr2" draw:text-style-name="P53" svg:width="0.1358in" svg:height="0.1461in" draw:control="control4"/><text:s/>This facilitation guide </text:p>
        </text:list-item>
        <text:list-item>
          <text:p text:style-name="P2"><draw:control text:anchor-type="as-char" draw:z-index="4" draw:name="Control 5" draw:style-name="gr2" draw:text-style-name="P53" svg:width="0.1252in" svg:height="0.1669in" draw:control="control5"/><text:s/>Snacks or drinks (community building matters!) </text:p>
        </text:list-item>
      </text:list>
      <text:h text:style-name="Heading_20_3" text:outline-level="3">Set Up Your Space:</text:h>
      <text:list xml:id="list1977098254" text:style-name="L2">
        <text:list-item>
          <text:p text:style-name="P5"><text:span text:style-name="Strong_20_Emphasis">Arrange chairs in a circle</text:span> - no head table, everyone equal </text:p>
        </text:list-item>
        <text:list-item>
          <text:p text:style-name="P5"><text:span text:style-name="Strong_20_Emphasis">Have good lighting and comfortable temperature</text:span> </text:p>
        </text:list-item>
        <text:list-item>
          <text:p text:style-name="P5"><text:span text:style-name="Strong_20_Emphasis">Put phones on silent</text:span> and ask others to do the same </text:p>
        </text:list-item>
        <text:list-item>
          <text:p text:style-name="P4"><text:span text:style-name="Strong_20_Emphasis">Prepare any opening reading or grounding exercise</text:span> </text:p>
        </text:list-item>
      </text:list>
      <text:h text:style-name="Heading_20_3" text:outline-level="3">Time Planning:</text:h>
      <text:list xml:id="list1150274111" text:style-name="L3">
        <text:list-item>
          <text:p text:style-name="P7"><text:span text:style-name="Strong_20_Emphasis">Total meeting time: 90-120 minutes</text:span> </text:p>
        </text:list-item>
        <text:list-item>
          <text:p text:style-name="P7"><text:span text:style-name="Strong_20_Emphasis">Don't rush</text:span> - building trust and consensus takes time </text:p>
        </text:list-item>
        <text:list-item>
          <text:p text:style-name="P6"><text:span text:style-name="Strong_20_Emphasis">Plan for a 10-minute break</text:span> halfway through </text:p>
        </text:list-item>
      </text:list>
      <text:p text:style-name="Horizontal_20_Line"/>
      <text:h text:style-name="Heading_20_2" text:outline-level="2">Meeting Structure Overview</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Phase</text:span></text:p>
            </table:table-cell>
            <table:table-cell table:style-name="Table1.A1" office:value-type="string">
              <text:p text:style-name="Table_20_Heading"><text:span text:style-name="Strong_20_Emphasis">Time</text:span></text:p>
            </table:table-cell>
            <table:table-cell table:style-name="Table1.A1" office:value-type="string">
              <text:p text:style-name="Table_20_Heading"><text:span text:style-name="Strong_20_Emphasis">Purpose</text:span></text:p>
            </table:table-cell>
          </table:table-row>
        </table:table-header-rows>
        <table:table-row>
          <table:table-cell table:style-name="Table1.A1" office:value-type="string">
            <text:p text:style-name="Table_20_Contents">Opening &amp; Check-in</text:p>
          </table:table-cell>
          <table:table-cell table:style-name="Table1.A1" office:value-type="string">
            <text:p text:style-name="Table_20_Contents">15 min</text:p>
          </table:table-cell>
          <table:table-cell table:style-name="Table1.A1" office:value-type="string">
            <text:p text:style-name="Table_20_Contents">Ground the group, set tone</text:p>
          </table:table-cell>
        </table:table-row>
        <table:table-row>
          <table:table-cell table:style-name="Table1.A1" office:value-type="string">
            <text:p text:style-name="Table_20_Contents">Charter Review</text:p>
          </table:table-cell>
          <table:table-cell table:style-name="Table1.A1" office:value-type="string">
            <text:p text:style-name="Table_20_Contents">30 min</text:p>
          </table:table-cell>
          <table:table-cell table:style-name="Table1.A1" office:value-type="string">
            <text:p text:style-name="Table_20_Contents">Finalize team identity and values</text:p>
          </table:table-cell>
        </table:table-row>
        <table:table-row>
          <table:table-cell table:style-name="Table1.A1" office:value-type="string">
            <text:p text:style-name="Table_20_Contents"><text:span text:style-name="Strong_20_Emphasis">Break</text:span></text:p>
          </table:table-cell>
          <table:table-cell table:style-name="Table1.A1" office:value-type="string">
            <text:p text:style-name="Table_20_Contents">10 min</text:p>
          </table:table-cell>
          <table:table-cell table:style-name="Table1.A1" office:value-type="string">
            <text:p text:style-name="Table_20_Contents">Refresh and connect</text:p>
          </table:table-cell>
        </table:table-row>
        <table:table-row>
          <table:table-cell table:style-name="Table1.A1" office:value-type="string">
            <text:p text:style-name="Table_20_Contents">Community Needs Discussion</text:p>
          </table:table-cell>
          <table:table-cell table:style-name="Table1.A1" office:value-type="string">
            <text:p text:style-name="Table_20_Contents">25 min</text:p>
          </table:table-cell>
          <table:table-cell table:style-name="Table1.A1" office:value-type="string">
            <text:p text:style-name="Table_20_Contents">Identify potential projects</text:p>
          </table:table-cell>
        </table:table-row>
        <table:table-row>
          <table:table-cell table:style-name="Table1.A1" office:value-type="string">
            <text:p text:style-name="Table_20_Contents">First Project Selection</text:p>
          </table:table-cell>
          <table:table-cell table:style-name="Table1.A1" office:value-type="string">
            <text:p text:style-name="Table_20_Contents">20 min</text:p>
          </table:table-cell>
          <table:table-cell table:style-name="Table1.A1" office:value-type="string">
            <text:p text:style-name="Table_20_Contents">Choose what to start with</text:p>
          </table:table-cell>
        </table:table-row>
        <table:table-row>
          <table:table-cell table:style-name="Table1.A1" office:value-type="string">
            <text:p text:style-name="Table_20_Contents">Roles &amp; Next Steps</text:p>
          </table:table-cell>
          <table:table-cell table:style-name="Table1.A1" office:value-type="string">
            <text:p text:style-name="Table_20_Contents">15 min</text:p>
          </table:table-cell>
          <table:table-cell table:style-name="Table1.A1" office:value-type="string">
            <text:p text:style-name="Table_20_Contents">Organize immediate actions</text:p>
          </table:table-cell>
        </table:table-row>
        <table:table-row>
          <table:table-cell table:style-name="Table1.A1" office:value-type="string">
            <text:p text:style-name="Table_20_Contents">Closing</text:p>
          </table:table-cell>
          <table:table-cell table:style-name="Table1.A1" office:value-type="string">
            <text:p text:style-name="Table_20_Contents">5 min</text:p>
          </table:table-cell>
          <table:table-cell table:style-name="Table1.A1" office:value-type="string">
            <text:p text:style-name="Table_20_Contents">Appreciate and commit</text:p>
          </table:table-cell>
        </table:table-row>
      </table:table>
      <text:p text:style-name="Horizontal_20_Line"><text:soft-page-break/></text:p>
      <text:h text:style-name="Heading_20_2" text:outline-level="2">Step 1: Opening &amp; Check-in (15 minutes)</text:h>
      <text:h text:style-name="Heading_20_3" text:outline-level="3">Start with Grounding (5 minutes)</text:h>
      <text:p text:style-name="Text_20_body">Choose one approach that feels right for your group:</text:p>
      <text:p text:style-name="Text_20_body"><text:span text:style-name="Strong_20_Emphasis">Option A - Simple Breathing:</text:span> <text:span text:style-name="Emphasis">"Let's take three deep breaths together to arrive in this space and with each other."</text:span></text:p>
      <text:p text:style-name="Text_20_body"><text:span text:style-name="Strong_20_Emphasis">Option B - Gratitude Round:</text:span> <text:span text:style-name="Emphasis">"Let's go around the circle. Share your name and one thing you're grateful for today."</text:span></text:p>
      <text:p text:style-name="Text_20_body"><text:span text:style-name="Strong_20_Emphasis">Option C - Reading the Preamble:</text:span> <text:span text:style-name="Emphasis">Read aloud: "Many hands make light work, many hearts make strong communities. We're here because we believe work can heal rather than harm, connect rather than isolate, and serve life rather than exploit it."</text:span></text:p>
      <text:h text:style-name="Heading_20_3" text:outline-level="3">Check-in Round (10 minutes)</text:h>
      <text:p text:style-name="Text_20_body"><text:span text:style-name="Emphasis">"Now let's do a quick check-in. Share your name, why you're excited about forming this Community Work Team, and how you're feeling right now. We'll go around the circle - about one minute each."</text:span></text:p>
      <text:p text:style-name="Text_20_body"><text:span text:style-name="Strong_20_Emphasis">Facilitator Tips:</text:span></text:p>
      <text:list xml:id="list2502944232" text:style-name="L4">
        <text:list-item>
          <text:p text:style-name="P9">Model vulnerability by going first </text:p>
        </text:list-item>
        <text:list-item>
          <text:p text:style-name="P9">Keep time gently but don't be rigid </text:p>
        </text:list-item>
        <text:list-item>
          <text:p text:style-name="P8">Thank each person after they share </text:p>
        </text:list-item>
      </text:list>
      <text:p text:style-name="Horizontal_20_Line"/>
      <text:h text:style-name="Heading_20_2" text:outline-level="2">Step 2: Reviewing the Charter (30 minutes)</text:h>
      <text:h text:style-name="Heading_20_3" text:outline-level="3">Introduce the Process (2 minutes)</text:h>
      <text:p text:style-name="Text_20_body"><text:span text:style-name="Emphasis">"We've all had a chance to look at our draft Charter. Now we'll go through it section by section and make sure it truly reflects who we are and what we want to accomplish together. Speak up if anything doesn't feel right - this is our document."</text:span></text:p>
      <text:h text:style-name="Heading_20_3" text:outline-level="3">Work Through Each Section (25 minutes)</text:h>
      <text:p text:style-name="Text_20_body"><text:span text:style-name="Strong_20_Emphasis">Team Name &amp; Mission (8 minutes):</text:span></text:p>
      <text:list xml:id="list3962147647" text:style-name="L5">
        <text:list-item>
          <text:p text:style-name="P11">Read the current draft aloud </text:p>
        </text:list-item>
        <text:list-item>
          <text:p text:style-name="P11">Ask: <text:span text:style-name="Emphasis">"Does this capture what we want to be known for?"</text:span> </text:p>
        </text:list-item>
        <text:list-item>
          <text:p text:style-name="P10">Discuss modifications until you have consensus </text:p>
        </text:list-item>
      </text:list>
      <text:p text:style-name="Text_20_body"><text:span text:style-name="Strong_20_Emphasis">Values &amp; Principles (8 minutes):</text:span></text:p>
      <text:list xml:id="list4079123782" text:style-name="L6">
        <text:list-item>
          <text:p text:style-name="P13">Go through the listed values </text:p>
        </text:list-item>
        <text:list-item>
          <text:p text:style-name="P13">Ask: <text:span text:style-name="Emphasis">"Are we missing anything important? Is there anything here that doesn't fit?"</text:span> </text:p>
        </text:list-item>
        <text:list-item>
          <text:p text:style-name="P12">Add or modify as needed </text:p>
        </text:list-item>
      </text:list>
      <text:p text:style-name="Text_20_body"><text:span text:style-name="Strong_20_Emphasis">Work Focus Areas (9 minutes):</text:span></text:p>
      <text:list xml:id="list1431176518" text:style-name="L7">
        <text:list-item>
          <text:p text:style-name="P15"><text:soft-page-break/>Review checked contribution areas </text:p>
        </text:list-item>
        <text:list-item>
          <text:p text:style-name="P15">Ask: <text:span text:style-name="Emphasis">"Do these reflect our actual interests and skills? Should we add or remove any?"</text:span> </text:p>
        </text:list-item>
        <text:list-item>
          <text:p text:style-name="P14">Make sure everyone feels their interests are represented </text:p>
        </text:list-item>
      </text:list>
      <text:h text:style-name="Heading_20_3" text:outline-level="3">Confirm Final Charter (3 minutes)</text:h>
      <text:p text:style-name="Text_20_body"><text:span text:style-name="Emphasis">"Before we move on, let's do a final check. Is everyone comfortable with this Charter as it stands? Remember, we can always revise it later as we learn and grow."</text:span></text:p>
      <text:p text:style-name="Text_20_body"><text:span text:style-name="Strong_20_Emphasis">Use the "Thumbs Test":</text:span></text:p>
      <text:list xml:id="list3430210921" text:style-name="L8">
        <text:list-item>
          <text:p text:style-name="P17">Thumbs up = "I support this fully" </text:p>
        </text:list-item>
        <text:list-item>
          <text:p text:style-name="P17">Thumbs sideways = "I can live with this" </text:p>
        </text:list-item>
        <text:list-item>
          <text:p text:style-name="P16">Thumbs down = "I need us to discuss this more" </text:p>
        </text:list-item>
      </text:list>
      <text:p text:style-name="Horizontal_20_Line"/>
      <text:h text:style-name="Heading_20_2" text:outline-level="2"><text:span text:style-name="Strong_20_Emphasis">Break Time! (10 minutes)</text:span></text:h>
      <text:p text:style-name="Text_20_body"><text:span text:style-name="Emphasis">"Let's take a 10-minute break. Stretch, grab some water, chat informally. We'll reconvene to talk about our first project."</text:span></text:p>
      <text:p text:style-name="Horizontal_20_Line"/>
      <text:h text:style-name="Heading_20_2" text:outline-level="2">Step 3: Identifying Community Needs (25 minutes)</text:h>
      <text:h text:style-name="Heading_20_3" text:outline-level="3">Brainstorming Round (15 minutes)</text:h>
      <text:p text:style-name="Text_20_body"><text:span text:style-name="Emphasis">"Now let's think about our community. What needs do you see that aren't being met? What would make our neighborhood a better place? Don't worry about whether we can solve it yet - just name what you notice."</text:span></text:p>
      <text:p text:style-name="Text_20_body"><text:span text:style-name="Strong_20_Emphasis">Process:</text:span></text:p>
      <text:list xml:id="list4165530511" text:style-name="L9">
        <text:list-item>
          <text:p text:style-name="P19"><text:span text:style-name="Strong_20_Emphasis">Give everyone 3 minutes</text:span> to write down their ideas privately first </text:p>
        </text:list-item>
        <text:list-item>
          <text:p text:style-name="P19"><text:span text:style-name="Strong_20_Emphasis">Go around the circle</text:span> and have each person share 1-2 ideas </text:p>
        </text:list-item>
        <text:list-item>
          <text:p text:style-name="P19"><text:span text:style-name="Strong_20_Emphasis">Write all ideas on large paper</text:span> (or ask someone to take notes) </text:p>
        </text:list-item>
        <text:list-item>
          <text:p text:style-name="P18"><text:span text:style-name="Strong_20_Emphasis">No discussion yet</text:span> - just collect all the ideas </text:p>
        </text:list-item>
      </text:list>
      <text:p text:style-name="Text_20_body"><text:span text:style-name="Strong_20_Emphasis">Example Prompts if People Get Stuck:</text:span></text:p>
      <text:list xml:id="list3523319727" text:style-name="L10">
        <text:list-item>
          <text:p text:style-name="P21">"What do you wish existed in our neighborhood?" </text:p>
        </text:list-item>
        <text:list-item>
          <text:p text:style-name="P21">"Who in our community could use more support?" </text:p>
        </text:list-item>
        <text:list-item>
          <text:p text:style-name="P21">"What environmental issues do you notice locally?" </text:p>
        </text:list-item>
        <text:list-item>
          <text:p text:style-name="P20">"What would make you more excited to live here?" </text:p>
        </text:list-item>
      </text:list>
      <text:h text:style-name="Heading_20_3" text:outline-level="3">Discussion and Clustering (10 minutes)</text:h>
      <text:p text:style-name="Text_20_body"><text:span text:style-name="Emphasis">"Now let's look at all these ideas. Do you see any themes? Are there ideas that connect to each other?"</text:span></text:p>
      <text:list xml:id="list2355944548" text:style-name="L11">
        <text:list-item>
          <text:p text:style-name="P23"><text:span text:style-name="Strong_20_Emphasis">Group similar ideas together</text:span> </text:p>
        </text:list-item>
        <text:list-item>
          <text:p text:style-name="P23"><text:span text:style-name="Strong_20_Emphasis">Identify which ones match your team's focus areas</text:span> </text:p>
        </text:list-item>
        <text:list-item>
          <text:p text:style-name="P22"><text:soft-page-break/><text:span text:style-name="Strong_20_Emphasis">Note which ones feel most urgent or exciting</text:span> </text:p>
        </text:list-item>
      </text:list>
      <text:p text:style-name="Horizontal_20_Line"/>
      <text:h text:style-name="Heading_20_2" text:outline-level="2">Step 4: Choosing Your First Project (20 minutes)</text:h>
      <text:h text:style-name="Heading_20_3" text:outline-level="3">Establish Criteria (5 minutes)</text:h>
      <text:p text:style-name="Text_20_body"><text:span text:style-name="Emphasis">"For our very first project, we want something that will build our confidence and show our community who we are. Let's think about what would make a good starting project."</text:span></text:p>
      <text:p text:style-name="Text_20_body"><text:span text:style-name="Strong_20_Emphasis">Good First Project Characteristics:</text:span></text:p>
      <text:list xml:id="list4244044811" text:style-name="L12">
        <text:list-item>
          <text:p text:style-name="P25"><draw:control text:anchor-type="as-char" draw:z-index="5" draw:name="Control 6" draw:style-name="gr2" draw:text-style-name="P53" svg:width="0.1567in" svg:height="0.1252in" draw:control="control6"/><text:s/><text:span text:style-name="Strong_20_Emphasis">Small enough</text:span> to complete in 2-4 weeks </text:p>
        </text:list-item>
        <text:list-item>
          <text:p text:style-name="P25"><draw:control text:anchor-type="as-char" draw:z-index="6" draw:name="Control 7" draw:style-name="gr2" draw:text-style-name="P53" svg:width="0.1878in" svg:height="0.1358in" draw:control="control7"/><text:s/><text:span text:style-name="Strong_20_Emphasis">Concrete and visible</text:span> - people can see the results </text:p>
        </text:list-item>
        <text:list-item>
          <text:p text:style-name="P25"><draw:control text:anchor-type="as-char" draw:z-index="7" draw:name="Control 8" draw:style-name="gr2" draw:text-style-name="P53" svg:width="0.1776in" svg:height="0.1358in" draw:control="control8"/><text:span text:style-name="Strong_20_Emphasis">Uses skills</text:span> we already have in the group </text:p>
        </text:list-item>
        <text:list-item>
          <text:p text:style-name="P25"><draw:control text:anchor-type="as-char" draw:z-index="8" draw:name="Control 9" draw:style-name="gr2" draw:text-style-name="P53" svg:width="0.1669in" svg:height="0.1669in" draw:control="control9"/><text:s/><text:span text:style-name="Strong_20_Emphasis">Serves a real need</text:span> we identified </text:p>
        </text:list-item>
        <text:list-item>
          <text:p text:style-name="P25"><draw:control text:anchor-type="as-char" draw:z-index="9" draw:name="Control 10" draw:style-name="gr2" draw:text-style-name="P53" svg:width="0.1669in" svg:height="0.1252in" draw:control="control10"/><text:s/><text:span text:style-name="Strong_20_Emphasis">Builds relationships</text:span> with our broader community </text:p>
        </text:list-item>
        <text:list-item>
          <text:p text:style-name="P24"><draw:control text:anchor-type="as-char" draw:z-index="10" draw:name="Control 11" draw:style-name="gr2" draw:text-style-name="P53" svg:width="0.1878in" svg:height="0.1252in" draw:control="control11"/><text:span text:style-name="Strong_20_Emphasis">Aligns with our values</text:span> and contribution areas </text:p>
        </text:list-item>
      </text:list>
      <text:h text:style-name="Heading_20_3" text:outline-level="3">Project Selection Process (15 minutes)</text:h>
      <text:p text:style-name="Text_20_body"><text:span text:style-name="Strong_20_Emphasis">Round 1 - Initial Ideas (7 minutes):</text:span></text:p>
      <text:list xml:id="list1133594603" text:style-name="L13">
        <text:list-item>
          <text:p text:style-name="P27">Look at your community needs list </text:p>
        </text:list-item>
        <text:list-item>
          <text:p text:style-name="P27">Each person suggests 1-2 specific projects that meet the criteria </text:p>
        </text:list-item>
        <text:list-item>
          <text:p text:style-name="P26">Write all suggestions down </text:p>
        </text:list-item>
      </text:list>
      <text:p text:style-name="Text_20_body"><text:span text:style-name="Strong_20_Emphasis">Round 2 - Discussion (5 minutes):</text:span></text:p>
      <text:list xml:id="list2066602761" text:style-name="L14">
        <text:list-item>
          <text:p text:style-name="P29">Talk through the practical aspects of each idea </text:p>
        </text:list-item>
        <text:list-item>
          <text:p text:style-name="P28">Ask: "What would this actually involve?" "Who would we need to work with?" </text:p>
        </text:list-item>
      </text:list>
      <text:p text:style-name="Text_20_body"><text:span text:style-name="Strong_20_Emphasis">Round 3 - Decision (3 minutes):</text:span></text:p>
      <text:list xml:id="list1964103345" text:style-name="L15">
        <text:list-item>
          <text:p text:style-name="P31">Use the thumbs test for each viable option </text:p>
        </text:list-item>
        <text:list-item>
          <text:p text:style-name="P31">Choose the one with the most enthusiasm and least concerns </text:p>
        </text:list-item>
        <text:list-item>
          <text:p text:style-name="P30">If tied, pick the simplest one to build momentum </text:p>
        </text:list-item>
      </text:list>
      <text:p text:style-name="Horizontal_20_Line"/>
      <text:h text:style-name="Heading_20_2" text:outline-level="2">Step 5: Defining Roles &amp; Next Steps (15 minutes)</text:h>
      <text:h text:style-name="Heading_20_3" text:outline-level="3">Project Organization (10 minutes)</text:h>
      <text:p text:style-name="Text_20_body"><text:span text:style-name="Emphasis">"Great! Now let's figure out how we'll actually make this happen."</text:span></text:p>
      <text:p text:style-name="Text_20_body"><text:span text:style-name="Strong_20_Emphasis">Key Questions to Answer:</text:span></text:p>
      <text:list xml:id="list2409503907" text:style-name="L16">
        <text:list-item>
          <text:p text:style-name="P33"><text:span text:style-name="Strong_20_Emphasis">Who will coordinate this project?</text:span> (rotation encouraged) </text:p>
        </text:list-item>
        <text:list-item>
          <text:p text:style-name="P33"><text:span text:style-name="Strong_20_Emphasis">What specific tasks need to happen?</text:span> </text:p>
        </text:list-item>
        <text:list-item>
          <text:p text:style-name="P33"><text:span text:style-name="Strong_20_Emphasis">Who wants to take on which tasks?</text:span> </text:p>
        </text:list-item>
        <text:list-item>
          <text:p text:style-name="P33"><text:span text:style-name="Strong_20_Emphasis">What resources or permissions do we need?</text:span> </text:p>
        </text:list-item>
        <text:list-item>
          <text:p text:style-name="P32"><text:soft-page-break/><text:span text:style-name="Strong_20_Emphasis">When will we complete this by?</text:span> </text:p>
        </text:list-item>
      </text:list>
      <text:p text:style-name="Text_20_body"><text:span text:style-name="Strong_20_Emphasis">Create a Simple Plan:</text:span></text:p>
      <text:list xml:id="list629158712" text:style-name="L17">
        <text:list-item>
          <text:p text:style-name="P35"><text:span text:style-name="Strong_20_Emphasis">Task 1:</text:span> <draw:control text:anchor-type="as-char" draw:z-index="21" draw:name="Control 22" draw:style-name="gr1" draw:text-style-name="P52" svg:width="1.7689in" svg:height="0.1878in" draw:control="control22"/><text:s/><text:span text:style-name="Strong_20_Emphasis">Who:</text:span> <draw:control text:anchor-type="as-char" draw:z-index="22" draw:name="Control 23" draw:style-name="gr1" draw:text-style-name="P52" svg:width="0.8906in" svg:height="0.2295in" draw:control="control23"/><text:s/><text:span text:style-name="Strong_20_Emphasis">By When:</text:span> <draw:control text:anchor-type="as-char" draw:z-index="23" draw:name="Control 24" draw:style-name="gr1" draw:text-style-name="P52" svg:width="0.8894in" svg:height="0.1776in" draw:control="control24"/></text:p>
        </text:list-item>
        <text:list-item>
          <text:p text:style-name="P35"><text:span text:style-name="Strong_20_Emphasis">Task 2:</text:span> <draw:control text:anchor-type="as-char" draw:z-index="24" draw:name="Control 25" draw:style-name="gr1" draw:text-style-name="P52" svg:width="1.7689in" svg:height="0.1358in" draw:control="control25"/><text:s/><text:span text:style-name="Strong_20_Emphasis">Who:</text:span> <draw:control text:anchor-type="as-char" draw:z-index="27" draw:name="Control 28" draw:style-name="gr1" draw:text-style-name="P52" svg:width="0.8906in" svg:height="0.198in" draw:control="control28"/><text:s/><text:span text:style-name="Strong_20_Emphasis">By When:</text:span> <draw:control text:anchor-type="as-char" draw:z-index="28" draw:name="Control 29" draw:style-name="gr1" draw:text-style-name="P52" svg:width="0.8579in" svg:height="0.1461in" draw:control="control29"/></text:p>
        </text:list-item>
        <text:list-item>
          <text:p text:style-name="P34"><text:span text:style-name="Strong_20_Emphasis">Task 3:</text:span> <draw:control text:anchor-type="as-char" draw:z-index="25" draw:name="Control 26" draw:style-name="gr1" draw:text-style-name="P52" svg:width="1.748in" svg:height="0.1669in" draw:control="control26"/><text:s/><text:span text:style-name="Strong_20_Emphasis">Who:</text:span> <draw:control text:anchor-type="as-char" draw:z-index="26" draw:name="Control 27" draw:style-name="gr1" draw:text-style-name="P52" svg:width="0.8803in" svg:height="0.1358in" draw:control="control27"/><text:s text:c="2"/><text:span text:style-name="Strong_20_Emphasis">By When:</text:span> <draw:control text:anchor-type="as-char" draw:z-index="29" draw:name="Control 30" draw:style-name="gr1" draw:text-style-name="P52" svg:width="0.8476in" svg:height="0.1669in" draw:control="control30"/></text:p>
        </text:list-item>
      </text:list>
      <text:h text:style-name="Heading_20_3" text:outline-level="3">Next Meeting Planning (5 minutes)</text:h>
      <text:p text:style-name="Text_20_body"><text:span text:style-name="Strong_20_Emphasis">Schedule your next gathering:</text:span></text:p>
      <text:list xml:id="list360151968" text:style-name="L18">
        <text:list-item>
          <text:p text:style-name="P37"><text:span text:style-name="Strong_20_Emphasis">Date &amp; Time:</text:span> <draw:control text:anchor-type="as-char" draw:z-index="20" draw:name="Control 21" draw:style-name="gr1" draw:text-style-name="P52" svg:width="2.9689in" svg:height="0.1669in" draw:control="control21"/></text:p>
        </text:list-item>
        <text:list-item>
          <text:p text:style-name="P37"><text:span text:style-name="Strong_20_Emphasis">Location:</text:span> <draw:control text:anchor-type="as-char" draw:z-index="19" draw:name="Control 20" draw:style-name="gr1" draw:text-style-name="P52" svg:width="3.1043in" svg:height="0.2189in" draw:control="control20"/></text:p>
        </text:list-item>
        <text:list-item>
          <text:p text:style-name="P36"><text:span text:style-name="Strong_20_Emphasis">Purpose:</text:span> Check progress, support each other, plan next steps </text:p>
        </text:list-item>
      </text:list>
      <text:p text:style-name="Text_20_body"><text:span text:style-name="Strong_20_Emphasis">Between now and then:</text:span></text:p>
      <text:list xml:id="list3080233231" text:style-name="L19">
        <text:list-item>
          <text:p text:style-name="P39">Everyone works on their agreed tasks </text:p>
        </text:list-item>
        <text:list-item>
          <text:p text:style-name="P39">Share updates in whatever group chat/communication method works for you </text:p>
        </text:list-item>
        <text:list-item>
          <text:p text:style-name="P38">Ask for help if you run into obstacles </text:p>
        </text:list-item>
      </text:list>
      <text:p text:style-name="Horizontal_20_Line"/>
      <text:h text:style-name="Heading_20_2" text:outline-level="2">Step 6: Closing Circle (5 minutes)</text:h>
      <text:h text:style-name="Heading_20_3" text:outline-level="3">Appreciation Round (3 minutes)</text:h>
      <text:p text:style-name="Text_20_body"><text:span text:style-name="Emphasis">"Let's close by appreciating what we've accomplished together and sharing one word about how you're feeling as we end."</text:span></text:p>
      <text:p text:style-name="Text_20_body">Go around the circle:</text:p>
      <text:list xml:id="list1470656587" text:style-name="L20">
        <text:list-item>
          <text:p text:style-name="P41"><text:span text:style-name="Strong_20_Emphasis">"I appreciate..."</text:span> (something about the group or the process) </text:p>
        </text:list-item>
        <text:list-item>
          <text:p text:style-name="P40"><text:span text:style-name="Strong_20_Emphasis">"I'm feeling..."</text:span> (one word - excited, hopeful, nervous, grateful, etc.) </text:p>
        </text:list-item>
      </text:list>
      <text:h text:style-name="Heading_20_3" text:outline-level="3">Commitment Moment (2 minutes)</text:h>
      <text:p text:style-name="Text_20_body"><text:span text:style-name="Emphasis">"Before we leave, let's each make a simple commitment to our team and our first project."</text:span></text:p>
      <text:p text:style-name="Text_20_body"><text:span text:style-name="Strong_20_Emphasis">Example:</text:span> <text:span text:style-name="Emphasis">"I commit to researching locations for our community garden and reporting back by our next meeting."</text:span></text:p>
      <text:p text:style-name="Horizontal_20_Line"/>
      <text:h text:style-name="Heading_20_2" text:outline-level="2">Facilitator Tips for Success</text:h>
      <text:h text:style-name="Heading_20_3" text:outline-level="3">During Discussions:</text:h>
      <text:list xml:id="list69430184" text:style-name="L21">
        <text:list-item>
          <text:p text:style-name="P43"><text:span text:style-name="Strong_20_Emphasis">Ask open-ended questions:</text:span> "What do others think?" "How does that land with everyone?" </text:p>
        </text:list-item>
        <text:list-item>
          <text:p text:style-name="P43"><text:span text:style-name="Strong_20_Emphasis">Reflect what you hear:</text:span> "It sounds like you're saying..." "I'm hearing that..." </text:p>
        </text:list-item>
        <text:list-item>
          <text:p text:style-name="P43"><text:span text:style-name="Strong_20_Emphasis">Encourage quiet voices:</text:span> "Sarah, we haven't heard from you yet - what's your sense of this?" </text:p>
        </text:list-item>
        <text:list-item>
          <text:p text:style-name="P42"><text:soft-page-break/><text:span text:style-name="Strong_20_Emphasis">Manage dominant voices gently:</text:span> "Thanks, John. Let's hear from a few other people." </text:p>
        </text:list-item>
      </text:list>
      <text:h text:style-name="Heading_20_3" text:outline-level="3">When Things Get Stuck:</text:h>
      <text:list xml:id="list2194984623" text:style-name="L22">
        <text:list-item>
          <text:p text:style-name="P45"><text:span text:style-name="Strong_20_Emphasis">Take a break:</text:span> Sometimes people just need a moment </text:p>
        </text:list-item>
        <text:list-item>
          <text:p text:style-name="P45"><text:span text:style-name="Strong_20_Emphasis">Change the process:</text:span> "Let's try writing our thoughts first, then sharing" </text:p>
        </text:list-item>
        <text:list-item>
          <text:p text:style-name="P45"><text:span text:style-name="Strong_20_Emphasis">Acknowledge the difficulty:</text:span> "This is hard work we're doing together" </text:p>
        </text:list-item>
        <text:list-item>
          <text:p text:style-name="P44"><text:span text:style-name="Strong_20_Emphasis">Remind people of the big picture:</text:span> "Remember why we're here..." </text:p>
        </text:list-item>
      </text:list>
      <text:h text:style-name="Heading_20_3" text:outline-level="3">Keep Energy Positive:</text:h>
      <text:list xml:id="list1128016653" text:style-name="L23">
        <text:list-item>
          <text:p text:style-name="P47"><text:span text:style-name="Strong_20_Emphasis">Celebrate small agreements:</text:span> "Great, we're aligned on that!" </text:p>
        </text:list-item>
        <text:list-item>
          <text:p text:style-name="P47"><text:span text:style-name="Strong_20_Emphasis">Thank people for participating:</text:span> "I appreciate your honesty about that concern" </text:p>
        </text:list-item>
        <text:list-item>
          <text:p text:style-name="P46"><text:span text:style-name="Strong_20_Emphasis">Stay curious, not judgmental:</text:span> "That's interesting - tell us more" </text:p>
        </text:list-item>
      </text:list>
      <text:p text:style-name="Horizontal_20_Line"/>
      <text:h text:style-name="Heading_20_2" text:outline-level="2">What If Something Goes Wrong?</text:h>
      <text:h text:style-name="Heading_20_3" text:outline-level="3">If Someone Dominates:</text:h>
      <text:p text:style-name="Text_20_body"><text:span text:style-name="Emphasis">"I want to make sure everyone has a chance to contribute. Let's hear from folks who haven't spoken yet."</text:span></text:p>
      <text:h text:style-name="Heading_20_3" text:outline-level="3">If There's Conflict:</text:h>
      <text:p text:style-name="Text_20_body"><text:span text:style-name="Emphasis">"It sounds like we have different perspectives here. Let's make sure we understand each other first before trying to decide."</text:span></text:p>
      <text:h text:style-name="Heading_20_3" text:outline-level="3">If Energy Gets Low:</text:h>
      <text:p text:style-name="Text_20_body"><text:span text:style-name="Emphasis">"Let's take a 5-minute stretch break"</text:span> or <text:span text:style-name="Emphasis">"I'm noticing some tiredness - should we wrap up for today and continue this next time?"</text:span></text:p>
      <text:h text:style-name="Heading_20_3" text:outline-level="3">If You Feel Lost:</text:h>
      <text:p text:style-name="Text_20_body"><text:span text:style-name="Emphasis">"Let me pause for a moment and check - how is this process feeling for everyone? Are we on the right track?"</text:span></text:p>
      <text:p text:style-name="Horizontal_20_Line"/>
      <text:h text:style-name="Heading_20_2" text:outline-level="2">After the Meeting</text:h>
      <text:h text:style-name="Heading_20_3" text:outline-level="3">Follow Up Within 48 Hours:</text:h>
      <text:list xml:id="list1395246371" text:style-name="L24">
        <text:list-item>
          <text:p text:style-name="P49"><draw:control text:anchor-type="as-char" draw:z-index="11" draw:name="Control 12" draw:style-name="gr2" draw:text-style-name="P53" svg:width="0.1669in" svg:height="0.1567in" draw:control="control12"/><text:s/>Send meeting notes to all participants </text:p>
        </text:list-item>
        <text:list-item>
          <text:p text:style-name="P49"><draw:control text:anchor-type="as-char" draw:z-index="12" draw:name="Control 13" draw:style-name="gr2" draw:text-style-name="P53" svg:width="0.1776in" svg:height="0.1461in" draw:control="control13"/><text:s/>Share contact information if people want it </text:p>
        </text:list-item>
        <text:list-item>
          <text:p text:style-name="P49"><draw:control text:anchor-type="as-char" draw:z-index="13" draw:name="Control 14" draw:style-name="gr2" draw:text-style-name="P53" svg:width="0.1878in" svg:height="0.1567in" draw:control="control14"/><text:s/>Send calendar invite for next meeting </text:p>
        </text:list-item>
        <text:list-item>
          <text:p text:style-name="P48"><draw:control text:anchor-type="as-char" draw:z-index="14" draw:name="Control 15" draw:style-name="gr2" draw:text-style-name="P53" svg:width="0.1669in" svg:height="0.1669in" draw:control="control15"/><text:s/>Check in personally with anyone who seemed uncertain </text:p>
        </text:list-item>
      </text:list>
      <text:h text:style-name="Heading_20_3" text:outline-level="3"><text:soft-page-break/>Document Everything:</text:h>
      <text:list xml:id="list1209922344" text:style-name="L25">
        <text:list-item>
          <text:p text:style-name="P51"><draw:control text:anchor-type="as-char" draw:z-index="15" draw:name="Control 16" draw:style-name="gr2" draw:text-style-name="P53" svg:width="0.1776in" svg:height="0.1461in" draw:control="control16"/>Finalized Charter </text:p>
        </text:list-item>
        <text:list-item>
          <text:p text:style-name="P51"><draw:control text:anchor-type="as-char" draw:z-index="16" draw:name="Control 17" draw:style-name="gr2" draw:text-style-name="P53" svg:width="0.1776in" svg:height="0.1252in" draw:control="control17"/><text:s/>First project plan </text:p>
        </text:list-item>
        <text:list-item>
          <text:p text:style-name="P51"><draw:control text:anchor-type="as-char" draw:z-index="17" draw:name="Control 18" draw:style-name="gr2" draw:text-style-name="P53" svg:width="0.1878in" svg:height="0.1461in" draw:control="control18"/>Task assignments and deadlines </text:p>
        </text:list-item>
        <text:list-item>
          <text:p text:style-name="P50"><draw:control text:anchor-type="as-char" draw:z-index="18" draw:name="Control 19" draw:style-name="gr2" draw:text-style-name="P53" svg:width="0.1669in" svg:height="0.1461in" draw:control="control19"/><text:s/>Next meeting details </text:p>
        </text:list-item>
      </text:list>
      <text:p text:style-name="Horizontal_20_Line"/>
      <text:p text:style-name="Text_20_body"><text:span text:style-name="Strong_20_Emphasis">Remember:</text:span> You're not expected to be perfect. You're learning together how to work together. The most important things are that everyone feels heard, everyone knows what happens next, and everyone leaves feeling good about being part of the team.</text:p>
      <text:p text:style-name="Text_20_body"><text:span text:style-name="Strong_20_Emphasis">You've got this!</text:span> Your willingness to facilitate shows your commitment to your community. Trust the process, trust your team, and trust yourself.</text:p>
      <text:p text:style-name="Text_20_body"><text:span text:style-name="Emphasis">Good luck with your first Circle Meeting - you're about to start something beautiful!</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1T18:10:28.076202224</meta:creation-date>
    <dc:date>2025-07-11T18:15:54.029417220</dc:date>
    <meta:editing-duration>PT5M26S</meta:editing-duration>
    <meta:editing-cycles>1</meta:editing-cycles>
    <meta:document-statistic meta:table-count="1" meta:image-count="0" meta:object-count="0" meta:page-count="7" meta:paragraph-count="190" meta:word-count="1651" meta:character-count="9563" meta:non-whitespace-character-count="8079"/>
    <meta:generator>LibreOffice/7.3.7.2$Linux_X86_64 LibreOffice_project/30$Build-2</meta:generator>
  </office:meta>
</office:document-meta>
</file>